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ro1" style:family="table-row">
      <style:table-row-properties style:row-height="0.3299in" fo:break-before="auto" style:use-optimal-row-height="true"/>
    </style:style>
    <style:style style:name="ro2" style:family="table-row">
      <style:table-row-properties style:row-height="0.2965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1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rotation-align="none"/>
    </style:style>
    <style:style style:name="ce18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2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34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35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6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ext-properties fo:language="en" fo:country="US" style:language-asian="en" style:country-asian="US" style:font-size-complex="6.25pt" style:language-complex="en" style:country-complex="US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12" table:number-rows-spanned="1">
            <text:p>TNM staging system for bladder cancer</text:p>
          </table:table-cell>
          <table:covered-table-cell table:number-columns-repeated="10" table:style-name="ce15"/>
          <table:covered-table-cell table:style-name="ce30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Primary tumor (T)</text:p>
          </table:table-cell>
          <table:covered-table-cell table:number-columns-repeated="10" table:style-name="ce16"/>
          <table:covered-table-cell table:style-name="ce31"/>
          <table:table-cell table:number-columns-repeated="1012"/>
        </table:table-row>
        <table:table-row table:style-name="ro3">
          <table:table-cell table:style-name="ce3" office:value-type="string">
            <text:p>TX</text:p>
          </table:table-cell>
          <table:table-cell table:style-name="ce3" office:value-type="string" table:number-columns-spanned="11" table:number-rows-spanned="1">
            <text:p>Primary tumor cannot be assessed</text:p>
          </table:table-cell>
          <table:covered-table-cell table:number-columns-repeated="9" table:style-name="ce25"/>
          <table:covered-table-cell table:style-name="ce32"/>
          <table:table-cell table:style-name="ce39" table:formula="of:=CONCATENATE(&quot;INSERT INTO tnmT(listID, code, description) VALUES(70, '&quot;;[.A3];&quot;','&quot;;[.B3];&quot;');&quot;)" office:value-type="string" office:string-value="INSERT INTO tnmT(listID, code, description) VALUES(70, 'TX','Primary tumor cannot be assessed');">
            <text:p>INSERT INTO tnmT(listID, code, description) VALUES(70, 'TX','Primary tumor cannot be assessed');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TO</text:p>
          </table:table-cell>
          <table:table-cell table:style-name="ce4" office:value-type="string" table:number-columns-spanned="11" table:number-rows-spanned="1">
            <text:p>No evidence of primary tumor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4];&quot;','&quot;;[.B4];&quot;');&quot;)" office:value-type="string" office:string-value="INSERT INTO tnmT(listID, code, description) VALUES(70, 'TO','No evidence of primary tumor');">
            <text:p>INSERT INTO tnmT(listID, code, description) VALUES(70, 'TO','No evidence of primary tumor');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Ta</text:p>
          </table:table-cell>
          <table:table-cell table:style-name="ce4" office:value-type="string" table:number-columns-spanned="11" table:number-rows-spanned="1">
            <text:p>Noninvasive papillary carcinoma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5];&quot;','&quot;;[.B5];&quot;');&quot;)" office:value-type="string" office:string-value="INSERT INTO tnmT(listID, code, description) VALUES(70, 'Ta','Noninvasive papillary carcinoma');">
            <text:p>INSERT INTO tnmT(listID, code, description) VALUES(70, 'Ta','Noninvasive papillary carcinoma');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Tis</text:p>
          </table:table-cell>
          <table:table-cell table:style-name="ce4" office:value-type="string" table:number-columns-spanned="11" table:number-rows-spanned="1">
            <text:p>Carcinoma in situ: "flat tumor"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6];&quot;','&quot;;[.B6];&quot;');&quot;)" office:value-type="string" office:string-value="INSERT INTO tnmT(listID, code, description) VALUES(70, 'Tis','Carcinoma in situ: &quot;flat tumor&quot;');">
            <text:p>INSERT INTO tnmT(listID, code, description) VALUES(70, 'Tis','Carcinoma in situ: "flat tumor"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T1</text:p>
          </table:table-cell>
          <table:table-cell table:style-name="ce4" office:value-type="string" table:number-columns-spanned="11" table:number-rows-spanned="1">
            <text:p>Tumor invades subepithelial connective tissue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7];&quot;','&quot;;[.B7];&quot;');&quot;)" office:value-type="string" office:string-value="INSERT INTO tnmT(listID, code, description) VALUES(70, 'T1','Tumor invades subepithelial connective tissue');">
            <text:p>INSERT INTO tnmT(listID, code, description) VALUES(70, 'T1','Tumor invades subepithelial connective tissue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T2</text:p>
          </table:table-cell>
          <table:table-cell table:style-name="ce4" office:value-type="string" table:number-columns-spanned="11" table:number-rows-spanned="1">
            <text:p>Tumor invades muscularis propria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8];&quot;','&quot;;[.B8];&quot;');&quot;)" office:value-type="string" office:string-value="INSERT INTO tnmT(listID, code, description) VALUES(70, 'T2','Tumor invades muscularis propria');">
            <text:p>INSERT INTO tnmT(listID, code, description) VALUES(70, 'T2','Tumor invades muscularis propria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pT2a</text:p>
          </table:table-cell>
          <table:table-cell table:style-name="ce4" office:value-type="string" table:number-columns-spanned="11" table:number-rows-spanned="1">
            <text:p>Tumor invades superficial muscularis propria (inner half)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9];&quot;','&quot;;[.B9];&quot;');&quot;)" office:value-type="string" office:string-value="INSERT INTO tnmT(listID, code, description) VALUES(70, 'pT2a','Tumor invades superficial muscularis propria (inner half)');">
            <text:p>INSERT INTO tnmT(listID, code, description) VALUES(70, 'pT2a','Tumor invades superficial muscularis propria (inner half)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pT2b</text:p>
          </table:table-cell>
          <table:table-cell table:style-name="ce4" office:value-type="string" table:number-columns-spanned="11" table:number-rows-spanned="1">
            <text:p>Tumor invades deep muscularis propria (outer half)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10];&quot;','&quot;;[.B10];&quot;');&quot;)" office:value-type="string" office:string-value="INSERT INTO tnmT(listID, code, description) VALUES(70, 'pT2b','Tumor invades deep muscularis propria (outer half)');">
            <text:p>INSERT INTO tnmT(listID, code, description) VALUES(70, 'pT2b','Tumor invades deep muscularis propria (outer half)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T3</text:p>
          </table:table-cell>
          <table:table-cell table:style-name="ce4" office:value-type="string" table:number-columns-spanned="11" table:number-rows-spanned="1">
            <text:p>Tumor invades perivesical tissue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11];&quot;','&quot;;[.B11];&quot;');&quot;)" office:value-type="string" office:string-value="INSERT INTO tnmT(listID, code, description) VALUES(70, 'T3','Tumor invades perivesical tissue');">
            <text:p>INSERT INTO tnmT(listID, code, description) VALUES(70, 'T3','Tumor invades perivesical tissue');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pT3a</text:p>
          </table:table-cell>
          <table:table-cell table:style-name="ce4" office:value-type="string" table:number-columns-spanned="11" table:number-rows-spanned="1">
            <text:p>Microscopically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12];&quot;','&quot;;[.B12];&quot;');&quot;)" office:value-type="string" office:string-value="INSERT INTO tnmT(listID, code, description) VALUES(70, 'pT3a','Microscopically');">
            <text:p>INSERT INTO tnmT(listID, code, description) VALUES(70, 'pT3a','Microscopically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pT3b</text:p>
          </table:table-cell>
          <table:table-cell table:style-name="ce4" office:value-type="string" table:number-columns-spanned="11" table:number-rows-spanned="1">
            <text:p><text:s/>Macroscopically (extravesical mass) .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13];&quot;','&quot;;[.B13];&quot;');&quot;)" office:value-type="string" office:string-value="INSERT INTO tnmT(listID, code, description) VALUES(70, 'pT3b',' Macroscopically (extravesical mass) .');">
            <text:p>INSERT INTO tnmT(listID, code, description) VALUES(70, 'pT3b',' Macroscopically (extravesical mass) .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T4</text:p>
          </table:table-cell>
          <table:table-cell table:style-name="ce4" office:value-type="string" table:number-columns-spanned="11" table:number-rows-spanned="1">
            <text:p>Tumor invades any of the following: prostatic stroma, seminal vesicles, uterus, vagina, pelvic wall, <text:span text:style-name="T1">abdominal wall</text:span>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14];&quot;','&quot;;[.B14];&quot;');&quot;)" office:value-type="string" office:string-value="INSERT INTO tnmT(listID, code, description) VALUES(70, 'T4','Tumor invades any of the following: prostatic stroma, seminal vesicles, uterus, vagina, pelvic wall, abdominal wall');">
            <text:p>INSERT INTO tnmT(listID, code, description) VALUES(70, 'T4','Tumor invades any of the following: prostatic stroma, seminal vesicles, uterus, vagina, pelvic wall, abdominal wall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T4a</text:p>
          </table:table-cell>
          <table:table-cell table:style-name="ce4" office:value-type="string" table:number-columns-spanned="11" table:number-rows-spanned="1">
            <text:p>Tumor invades prostatic stroma, uterus, vagina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T(listID, code, description) VALUES(70, '&quot;;[.A15];&quot;','&quot;;[.B15];&quot;');&quot;)" office:value-type="string" office:string-value="INSERT INTO tnmT(listID, code, description) VALUES(70, 'T4a','Tumor invades prostatic stroma, uterus, vagina');">
            <text:p>INSERT INTO tnmT(listID, code, description) VALUES(70, 'T4a','Tumor invades prostatic stroma, uterus, vagina');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T4b</text:p>
          </table:table-cell>
          <table:table-cell table:style-name="ce5" office:value-type="string" table:number-columns-spanned="11" table:number-rows-spanned="1">
            <text:p>Tumor invades pelvic wall, abdominal wall</text:p>
          </table:table-cell>
          <table:covered-table-cell table:number-columns-repeated="9" table:style-name="ce26"/>
          <table:covered-table-cell table:style-name="ce34"/>
          <table:table-cell table:style-name="ce39" table:formula="of:=CONCATENATE(&quot;INSERT INTO tnmT(listID, code, description) VALUES(70, '&quot;;[.A16];&quot;','&quot;;[.B16];&quot;');&quot;)" office:value-type="string" office:string-value="INSERT INTO tnmT(listID, code, description) VALUES(70, 'T4b','Tumor invades pelvic wall, abdominal wall');">
            <text:p>INSERT INTO tnmT(listID, code, description) VALUES(70, 'T4b','Tumor invades pelvic wall, abdominal wall');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7" table:number-columns-repeated="10"/>
          <table:table-cell table:style-name="ce33"/>
          <table:table-cell table:number-columns-repeated="1012"/>
        </table:table-row>
        <table:table-row table:style-name="ro2">
          <table:table-cell table:style-name="ce7" office:value-type="string" table:number-columns-spanned="12" table:number-rows-spanned="1">
            <text:p>Regional Lymph Nodes (N)*</text:p>
          </table:table-cell>
          <table:covered-table-cell table:number-columns-repeated="10" table:style-name="ce18"/>
          <table:covered-table-cell table:style-name="ce35"/>
          <table:table-cell table:number-columns-repeated="1012"/>
        </table:table-row>
        <table:table-row table:style-name="ro3">
          <table:table-cell table:style-name="ce3" office:value-type="string">
            <text:p>NX</text:p>
          </table:table-cell>
          <table:table-cell table:style-name="ce3" office:value-type="string" table:number-columns-spanned="11" table:number-rows-spanned="1">
            <text:p><text:s/>Lymph nodes cannot be assessed</text:p>
          </table:table-cell>
          <table:covered-table-cell table:number-columns-repeated="9" table:style-name="ce25"/>
          <table:covered-table-cell table:style-name="ce32"/>
          <table:table-cell table:style-name="ce39" table:formula="of:=CONCATENATE(&quot;INSERT INTO tnmN(listID, code, description) VALUES(70, '&quot;;[.A19];&quot;','&quot;;[.B19];&quot;');&quot;)" office:value-type="string" office:string-value="INSERT INTO tnmN(listID, code, description) VALUES(70, 'NX',' Lymph nodes cannot be assessed');">
            <text:p>INSERT INTO tnmN(listID, code, description) VALUES(70, 'NX',' Lymph nodes cannot be assessed');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N0</text:p>
          </table:table-cell>
          <table:table-cell table:style-name="ce4" office:value-type="string" table:number-columns-spanned="11" table:number-rows-spanned="1">
            <text:p>No lymph node metastasis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N(listID, code, description) VALUES(70, '&quot;;[.A20];&quot;','&quot;;[.B20];&quot;');&quot;)" office:value-type="string" office:string-value="INSERT INTO tnmN(listID, code, description) VALUES(70, 'N0','No lymph node metastasis');">
            <text:p>INSERT INTO tnmN(listID, code, description) VALUES(70, 'N0','No lymph node metastasis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N1</text:p>
          </table:table-cell>
          <table:table-cell table:style-name="ce4" office:value-type="string" table:number-columns-spanned="11" table:number-rows-spanned="1">
            <text:p>Single regional lymph node metastasis in the true pelvis (hypogastric, obturator, external iliac, or <text:span text:style-name="T1">presacral lymph node)</text:span>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N(listID, code, description) VALUES(70, '&quot;;[.A21];&quot;','&quot;;[.B21];&quot;');&quot;)" office:value-type="string" office:string-value="INSERT INTO tnmN(listID, code, description) VALUES(70, 'N1','Single regional lymph node metastasis in the true pelvis (hypogastric, obturator, external iliac, or presacral lymph node)');">
            <text:p>INSERT INTO tnmN(listID, code, description) VALUES(70, 'N1','Single regional lymph node metastasis in the true pelvis (hypogastric, obturator, external iliac, or presacral lymph node)');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N2</text:p>
          </table:table-cell>
          <table:table-cell table:style-name="ce4" office:value-type="string" table:number-columns-spanned="11" table:number-rows-spanned="1">
            <text:p>Multiple regional lymph node metastasis in the true pelvis (hypogastric, obturator, external iliac, or <text:span text:style-name="T1">presacral lymph node metastasis)</text:span></text:p>
          </table:table-cell>
          <table:covered-table-cell table:number-columns-repeated="9" table:style-name="ce17"/>
          <table:covered-table-cell table:style-name="ce33"/>
          <table:table-cell table:style-name="ce39" table:formula="of:=CONCATENATE(&quot;INSERT INTO tnmN(listID, code, description) VALUES(70, '&quot;;[.A22];&quot;','&quot;;[.B22];&quot;');&quot;)" office:value-type="string" office:string-value="INSERT INTO tnmN(listID, code, description) VALUES(70, 'N2','Multiple regional lymph node metastasis in the true pelvis (hypogastric, obturator, external iliac, or presacral lymph node metastasis)');">
            <text:p>INSERT INTO tnmN(listID, code, description) VALUES(70, 'N2','Multiple regional lymph node metastasis in the true pelvis (hypogastric, obturator, external iliac, or presacral lymph node metastasis)');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N3</text:p>
          </table:table-cell>
          <table:table-cell table:style-name="ce5" office:value-type="string" table:number-columns-spanned="11" table:number-rows-spanned="1">
            <text:p>Lymph node metastasis to the common iliac lymph nodes</text:p>
          </table:table-cell>
          <table:covered-table-cell table:number-columns-repeated="9" table:style-name="ce26"/>
          <table:covered-table-cell table:style-name="ce34"/>
          <table:table-cell table:style-name="ce39" table:formula="of:=CONCATENATE(&quot;INSERT INTO tnmN(listID, code, description) VALUES(70, '&quot;;[.A23];&quot;','&quot;;[.B23];&quot;');&quot;)" office:value-type="string" office:string-value="INSERT INTO tnmN(listID, code, description) VALUES(70, 'N3','Lymph node metastasis to the common iliac lymph nodes');">
            <text:p>INSERT INTO tnmN(listID, code, description) VALUES(70, 'N3','Lymph node metastasis to the common iliac lymph nodes');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7" table:number-columns-repeated="10"/>
          <table:table-cell table:style-name="ce33"/>
          <table:table-cell table:number-columns-repeated="1012"/>
        </table:table-row>
        <table:table-row table:style-name="ro2">
          <table:table-cell table:style-name="ce7" office:value-type="string" table:number-columns-spanned="12" table:number-rows-spanned="1">
            <text:p>Distant metastasis (M)</text:p>
          </table:table-cell>
          <table:covered-table-cell table:number-columns-repeated="10" table:style-name="ce18"/>
          <table:covered-table-cell table:style-name="ce35"/>
          <table:table-cell table:number-columns-repeated="1012"/>
        </table:table-row>
        <table:table-row table:style-name="ro3">
          <table:table-cell table:style-name="ce3" office:value-type="string">
            <text:p>M0</text:p>
          </table:table-cell>
          <table:table-cell table:style-name="ce3" office:value-type="string" table:number-columns-spanned="11" table:number-rows-spanned="1">
            <text:p>No distant metastasis</text:p>
          </table:table-cell>
          <table:covered-table-cell table:number-columns-repeated="9" table:style-name="ce25"/>
          <table:covered-table-cell table:style-name="ce32"/>
          <table:table-cell table:style-name="ce39" table:formula="of:=CONCATENATE(&quot;INSERT INTO tnmM(listID, code, description) VALUES(70, '&quot;;[.A26];&quot;','&quot;;[.B26];&quot;');&quot;)" office:value-type="string" office:string-value="INSERT INTO tnmM(listID, code, description) VALUES(70, 'M0','No distant metastasis');">
            <text:p>INSERT INTO tnmM(listID, code, description) VALUES(70, 'M0','No distant metastasis');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M1</text:p>
          </table:table-cell>
          <table:table-cell table:style-name="ce5" office:value-type="string" table:number-columns-spanned="11" table:number-rows-spanned="1">
            <text:p>Distant metastasis</text:p>
          </table:table-cell>
          <table:covered-table-cell table:number-columns-repeated="9" table:style-name="ce26"/>
          <table:covered-table-cell table:style-name="ce34"/>
          <table:table-cell table:style-name="ce39" table:formula="of:=CONCATENATE(&quot;INSERT INTO tnmM(listID, code, description) VALUES(70, '&quot;;[.A27];&quot;','&quot;;[.B27];&quot;');&quot;)" office:value-type="string" office:string-value="INSERT INTO tnmM(listID, code, description) VALUES(70, 'M1','Distant metastasis');">
            <text:p>INSERT INTO tnmM(listID, code, description) VALUES(70, 'M1','Distant metastasis');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7" table:number-columns-repeated="10"/>
          <table:table-cell table:style-name="ce33"/>
          <table:table-cell table:number-columns-repeated="1012"/>
        </table:table-row>
        <table:table-row table:style-name="ro1">
          <table:table-cell table:style-name="ce8" office:value-type="string" table:number-columns-spanned="12" table:number-rows-spanned="1">
            <text:p>Anatomic stage 1 prognostic groups</text:p>
          </table:table-cell>
          <table:covered-table-cell table:number-columns-repeated="10" table:style-name="ce19"/>
          <table:covered-table-cell table:style-name="ce36"/>
          <table:table-cell table:number-columns-repeated="1012"/>
        </table:table-row>
        <table:table-row table:style-name="ro3">
          <table:table-cell table:style-name="ce9" office:value-type="string" table:number-columns-spanned="3" table:number-rows-spanned="1">
            <text:p>Stage 0a</text:p>
          </table:table-cell>
          <table:covered-table-cell table:style-name="ce20"/>
          <table:covered-table-cell table:style-name="ce27"/>
          <table:table-cell table:style-name="ce9" office:value-type="string" table:number-columns-spanned="3" table:number-rows-spanned="1">
            <text:p>Ta</text:p>
          </table:table-cell>
          <table:covered-table-cell table:style-name="ce20"/>
          <table:covered-table-cell table:style-name="ce27"/>
          <table:table-cell table:style-name="ce9" office:value-type="string" table:number-columns-spanned="3" table:number-rows-spanned="1">
            <text:p>N0</text:p>
          </table:table-cell>
          <table:covered-table-cell table:style-name="ce20"/>
          <table:covered-table-cell table:style-name="ce27"/>
          <table:table-cell table:style-name="ce9" office:value-type="string" table:number-columns-spanned="3" table:number-rows-spanned="1">
            <text:p>M0</text:p>
          </table:table-cell>
          <table:covered-table-cell table:style-name="ce20"/>
          <table:covered-table-cell table:style-name="ce27"/>
          <table:table-cell table:style-name="ce39" table:formula="of:=CONCATENATE(&quot;INSERT INTO tnmStage(listID, t_code, n_code, m_code, stage) VALUES(70, '&quot;;[.D30];&quot;','&quot;;[.G30];&quot;','&quot;;[.J30];&quot;','&quot;;[.A30];&quot;');&quot;)" office:value-type="string" office:string-value="INSERT INTO tnmStage(listID, t_code, n_code, m_code, stage) VALUES(70, 'Ta','N0','M0','Stage 0a');">
            <text:p>INSERT INTO tnmStage(listID, t_code, n_code, m_code, stage) VALUES(70, 'Ta','N0','M0','Stage 0a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0is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is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1];&quot;','&quot;;[.G31];&quot;','&quot;;[.J31];&quot;','&quot;;[.A31];&quot;');&quot;)" office:value-type="string" office:string-value="INSERT INTO tnmStage(listID, t_code, n_code, m_code, stage) VALUES(70, 'Tis','N0','M0','Stage 0is');">
            <text:p>INSERT INTO tnmStage(listID, t_code, n_code, m_code, stage) VALUES(70, 'Tis','N0','M0','Stage 0is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1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2];&quot;','&quot;;[.G32];&quot;','&quot;;[.J32];&quot;','&quot;;[.A32];&quot;');&quot;)" office:value-type="string" office:string-value="INSERT INTO tnmStage(listID, t_code, n_code, m_code, stage) VALUES(70, 'T1','N0','M0','Stage I');">
            <text:p>INSERT INTO tnmStage(listID, t_code, n_code, m_code, stage) VALUES(70, 'T1','N0','M0','Stage I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I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2a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3];&quot;','&quot;;[.G33];&quot;','&quot;;[.J33];&quot;','&quot;;[.A33];&quot;');&quot;)" office:value-type="string" office:string-value="INSERT INTO tnmStage(listID, t_code, n_code, m_code, stage) VALUES(70, 'T2a','N0','M0','Stage II');">
            <text:p>INSERT INTO tnmStage(listID, t_code, n_code, m_code, stage) VALUES(70, 'T2a','N0','M0','Stage II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I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2b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4];&quot;','&quot;;[.G34];&quot;','&quot;;[.J34];&quot;','&quot;;[.A34];&quot;');&quot;)" office:value-type="string" office:string-value="INSERT INTO tnmStage(listID, t_code, n_code, m_code, stage) VALUES(70, 'T2b','N0','M0','Stage II');">
            <text:p>INSERT INTO tnmStage(listID, t_code, n_code, m_code, stage) VALUES(70, 'T2b','N0','M0','Stage II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II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3a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5];&quot;','&quot;;[.G35];&quot;','&quot;;[.J35];&quot;','&quot;;[.A35];&quot;');&quot;)" office:value-type="string" office:string-value="INSERT INTO tnmStage(listID, t_code, n_code, m_code, stage) VALUES(70, 'T3a','N0','M0','Stage III');">
            <text:p>INSERT INTO tnmStage(listID, t_code, n_code, m_code, stage) VALUES(70, 'T3a','N0','M0','Stage III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II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3b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6];&quot;','&quot;;[.G36];&quot;','&quot;;[.J36];&quot;','&quot;;[.A36];&quot;');&quot;)" office:value-type="string" office:string-value="INSERT INTO tnmStage(listID, t_code, n_code, m_code, stage) VALUES(70, 'T3b','N0','M0','Stage III');">
            <text:p>INSERT INTO tnmStage(listID, t_code, n_code, m_code, stage) VALUES(70, 'T3b','N0','M0','Stage III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II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4a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7];&quot;','&quot;;[.G37];&quot;','&quot;;[.J37];&quot;','&quot;;[.A37];&quot;');&quot;)" office:value-type="string" office:string-value="INSERT INTO tnmStage(listID, t_code, n_code, m_code, stage) VALUES(70, 'T4a','N0','M0','Stage III');">
            <text:p>INSERT INTO tnmStage(listID, t_code, n_code, m_code, stage) VALUES(70, 'T4a','N0','M0','Stage III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V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T4b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0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8];&quot;','&quot;;[.G38];&quot;','&quot;;[.J38];&quot;','&quot;;[.A38];&quot;');&quot;)" office:value-type="string" office:string-value="INSERT INTO tnmStage(listID, t_code, n_code, m_code, stage) VALUES(70, 'T4b','N0','M0','Stage IV');">
            <text:p>INSERT INTO tnmStage(listID, t_code, n_code, m_code, stage) VALUES(70, 'T4b','N0','M0','Stage IV');</text:p>
          </table:table-cell>
          <table:table-cell table:number-columns-repeated="1011"/>
        </table:table-row>
        <table:table-row table:style-name="ro3">
          <table:table-cell table:style-name="ce10" office:value-type="string" table:number-columns-spanned="3" table:number-rows-spanned="1">
            <text:p>Stage IV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Any T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N1-3</text:p>
          </table:table-cell>
          <table:covered-table-cell table:style-name="ce21"/>
          <table:covered-table-cell table:style-name="ce28"/>
          <table:table-cell table:style-name="ce10" office:value-type="string" table:number-columns-spanned="3" table:number-rows-spanned="1">
            <text:p>M0</text:p>
          </table:table-cell>
          <table:covered-table-cell table:style-name="ce21"/>
          <table:covered-table-cell table:style-name="ce28"/>
          <table:table-cell table:style-name="ce39" table:formula="of:=CONCATENATE(&quot;INSERT INTO tnmStage(listID, t_code, n_code, m_code, stage) VALUES(70, '&quot;;[.D39];&quot;','&quot;;[.G39];&quot;','&quot;;[.J39];&quot;','&quot;;[.A39];&quot;');&quot;)" office:value-type="string" office:string-value="INSERT INTO tnmStage(listID, t_code, n_code, m_code, stage) VALUES(70, 'Any T','N1-3','M0','Stage IV');">
            <text:p>INSERT INTO tnmStage(listID, t_code, n_code, m_code, stage) VALUES(70, 'Any T','N1-3','M0','Stage IV');</text:p>
          </table:table-cell>
          <table:table-cell table:number-columns-repeated="1011"/>
        </table:table-row>
        <table:table-row table:style-name="ro3">
          <table:table-cell table:style-name="ce11" table:number-columns-spanned="3" table:number-rows-spanned="1"/>
          <table:covered-table-cell table:style-name="ce22"/>
          <table:covered-table-cell table:style-name="ce29"/>
          <table:table-cell table:style-name="ce11" office:value-type="string" table:number-columns-spanned="3" table:number-rows-spanned="1">
            <text:p>Any T</text:p>
          </table:table-cell>
          <table:covered-table-cell table:style-name="ce22"/>
          <table:covered-table-cell table:style-name="ce29"/>
          <table:table-cell table:style-name="ce11" office:value-type="string" table:number-columns-spanned="3" table:number-rows-spanned="1">
            <text:p>Any N</text:p>
          </table:table-cell>
          <table:covered-table-cell table:style-name="ce22"/>
          <table:covered-table-cell table:style-name="ce29"/>
          <table:table-cell table:style-name="ce11" office:value-type="string" table:number-columns-spanned="3" table:number-rows-spanned="1">
            <text:p>M1</text:p>
          </table:table-cell>
          <table:covered-table-cell table:style-name="ce22"/>
          <table:covered-table-cell table:style-name="ce29"/>
          <table:table-cell table:style-name="ce39" table:formula="of:=CONCATENATE(&quot;INSERT INTO tnmStage(listID, t_code, n_code, m_code, stage) VALUES(70, '&quot;;[.D40];&quot;','&quot;;[.G40];&quot;','&quot;;[.J40];&quot;','&quot;;[.A40];&quot;');&quot;)" office:value-type="string" office:string-value="INSERT INTO tnmStage(listID, t_code, n_code, m_code, stage) VALUES(70, 'Any T','Any N','M1','');">
            <text:p>INSERT INTO tnmStage(listID, t_code, n_code, m_code, stage) VALUES(70, 'Any T','Any N','M1','');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7" table:number-columns-repeated="10"/>
          <table:table-cell table:style-name="ce33"/>
          <table:table-cell table:number-columns-repeated="1012"/>
        </table:table-row>
        <table:table-row table:style-name="ro2">
          <table:table-cell table:style-name="ce12" office:value-type="string">
            <text:p>Note: cTNM is the clinical classification, pTNM is the pathologic classification.</text:p>
          </table:table-cell>
          <table:table-cell table:style-name="ce17" table:number-columns-repeated="10"/>
          <table:table-cell table:style-name="ce33"/>
          <table:table-cell table:number-columns-repeated="1012"/>
        </table:table-row>
        <table:table-row table:style-name="ro3">
          <table:table-cell table:style-name="ce13" office:value-type="string" table:number-columns-spanned="12" table:number-rows-spanned="1">
            <text:p>* Regional lymph nodes include both primary and secondary drainage regions. All other nodes above the aortic</text:p>
          </table:table-cell>
          <table:covered-table-cell table:number-columns-repeated="10" table:style-name="ce23"/>
          <table:covered-table-cell table:style-name="ce37"/>
          <table:table-cell table:number-columns-repeated="1012"/>
        </table:table-row>
        <table:table-row table:style-name="ro3">
          <table:table-cell table:style-name="ce13" office:value-type="string" table:number-columns-spanned="12" table:number-rows-spanned="1">
            <text:p>bifurcation are considered distant lymph nodes.</text:p>
          </table:table-cell>
          <table:covered-table-cell table:number-columns-repeated="10" table:style-name="ce23"/>
          <table:covered-table-cell table:style-name="ce37"/>
          <table:table-cell table:number-columns-repeated="1012"/>
        </table:table-row>
        <table:table-row table:style-name="ro3">
          <table:table-cell table:style-name="ce13" office:value-type="string" table:number-columns-spanned="12" table:number-rows-spanned="1">
            <text:p>Used with the permission of the American Joint Committee on Cancer (AJCC), Chicago, Illinois. The original</text:p>
          </table:table-cell>
          <table:covered-table-cell table:number-columns-repeated="10" table:style-name="ce23"/>
          <table:covered-table-cell table:style-name="ce37"/>
          <table:table-cell table:number-columns-repeated="1012"/>
        </table:table-row>
        <table:table-row table:style-name="ro3">
          <table:table-cell table:style-name="ce13" office:value-type="string" table:number-columns-spanned="12" table:number-rows-spanned="1">
            <text:p>source for this material is the AJCC Cancer Staging Manual, Seventh Edition (2010) published by Springer New</text:p>
          </table:table-cell>
          <table:covered-table-cell table:number-columns-repeated="10" table:style-name="ce23"/>
          <table:covered-table-cell table:style-name="ce37"/>
          <table:table-cell table:number-columns-repeated="1012"/>
        </table:table-row>
        <table:table-row table:style-name="ro3">
          <table:table-cell table:style-name="ce14" office:value-type="string" table:number-columns-spanned="12" table:number-rows-spanned="1">
            <text:p>York, Inc.</text:p>
          </table:table-cell>
          <table:covered-table-cell table:number-columns-repeated="10" table:style-name="ce24"/>
          <table:covered-table-cell table:style-name="ce38"/>
          <table:table-cell table:number-columns-repeated="1012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number-style style:name="N5145P0" style:volatile="true" number:language="en" number:country="US">
      <number:number number:decimal-places="0" number:min-integer-digits="1" number:grouping="true"/>
      <number:text> </number:text>
    </number:number-style>
    <number:number-style style:name="N514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45P0"/>
    </number:number-style>
    <number:number-style style:name="N5146P0" style:volatile="true" number:language="en" number:country="US">
      <number:number number:decimal-places="0" number:min-integer-digits="1" number:grouping="true"/>
      <number:text> </number:text>
    </number:number-style>
    <number:number-style style:name="N514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6P0"/>
    </number:number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n" number:country="US">
      <number:number number:decimal-places="2" number:min-integer-digits="1" number:grouping="true"/>
      <number:text> </number:text>
    </number:number-style>
    <number:number-style style:name="N5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8P0"/>
    </number:number-style>
    <number:number-style style:name="N5149P0" style:volatile="true" number:language="en" number:country="US">
      <number:number number:decimal-places="0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9P2" style:volatile="true" number:language="en" number:country="US">
      <number:text> -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12/16/2012</text:date>, <text:time>12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16T12:00:54</dc:date>
    <dc:creator>Niranjan Kode</dc:creator>
    <meta:generator>OpenOffice.org/3.3$Unix OpenOffice.org_project/330m20$Build-9567</meta:generator>
    <meta:editing-duration>PT9M15S</meta:editing-duration>
    <meta:editing-cycles>1</meta:editing-cycles>
    <meta:document-statistic meta:table-count="3" meta:cell-count="129" meta:object-count="0"/>
  </office:meta>
</office:document-meta>
</file>